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0bc5e6" officeooo:paragraph-rsid="000bc5e6"/>
    </style:style>
    <style:style style:name="P3" style:family="paragraph" style:parent-style-name="Standard">
      <style:text-properties officeooo:rsid="000ee99b" officeooo:paragraph-rsid="000ee99b"/>
    </style:style>
    <style:style style:name="P4" style:family="paragraph" style:parent-style-name="Standard">
      <style:paragraph-properties fo:text-align="justify" style:justify-single-word="false"/>
      <style:text-properties officeooo:rsid="000ee99b" officeooo:paragraph-rsid="000ee99b"/>
    </style:style>
    <style:style style:name="P5" style:family="paragraph" style:parent-style-name="Standard">
      <style:text-properties officeooo:rsid="0014e3e1" officeooo:paragraph-rsid="0014e3e1"/>
    </style:style>
    <style:style style:name="P6" style:family="paragraph" style:parent-style-name="Standard">
      <style:paragraph-properties fo:text-align="justify" style:justify-single-word="false"/>
      <style:text-properties officeooo:rsid="0014e3e1" officeooo:paragraph-rsid="0014e3e1"/>
    </style:style>
    <style:style style:name="P7" style:family="paragraph" style:parent-style-name="Standard">
      <style:paragraph-properties fo:text-align="justify" style:justify-single-word="false"/>
      <style:text-properties officeooo:rsid="000cbd8b" officeooo:paragraph-rsid="0055deb0"/>
    </style:style>
    <style:style style:name="P8" style:family="paragraph" style:parent-style-name="Standard">
      <style:paragraph-properties fo:text-align="justify" style:justify-single-word="false"/>
      <style:text-properties officeooo:rsid="000cbd8b" officeooo:paragraph-rsid="000cbd8b"/>
    </style:style>
    <style:style style:name="P9" style:family="paragraph" style:parent-style-name="Standard">
      <style:paragraph-properties fo:text-align="justify" style:justify-single-word="false"/>
      <style:text-properties officeooo:rsid="000fde00" officeooo:paragraph-rsid="0055deb0"/>
    </style:style>
    <style:style style:name="P10" style:family="paragraph" style:parent-style-name="Standard">
      <style:paragraph-properties fo:text-align="justify" style:justify-single-word="false"/>
      <style:text-properties officeooo:rsid="000fde00" officeooo:paragraph-rsid="00122630"/>
    </style:style>
    <style:style style:name="P11" style:family="paragraph" style:parent-style-name="Standard">
      <style:paragraph-properties fo:text-align="justify" style:justify-single-word="false"/>
      <style:text-properties fo:font-weight="bold" officeooo:rsid="000b9f35" officeooo:paragraph-rsid="000b9f35" style:font-weight-asian="bold" style:font-weight-complex="bold"/>
    </style:style>
    <style:style style:name="P12" style:family="paragraph" style:parent-style-name="Standard">
      <style:paragraph-properties fo:text-align="justify" style:justify-single-word="false"/>
      <style:text-properties fo:font-weight="bold" officeooo:rsid="000bc5e6" officeooo:paragraph-rsid="000c5585" style:font-weight-asian="bold" style:font-weight-complex="bold"/>
    </style:style>
    <style:style style:name="P13" style:family="paragraph" style:parent-style-name="Standard">
      <style:paragraph-properties fo:text-align="justify" style:justify-single-word="false"/>
      <style:text-properties fo:font-weight="bold" officeooo:rsid="000c5585" officeooo:paragraph-rsid="000c5585" style:font-weight-asian="bold" style:font-weight-complex="bold"/>
    </style:style>
    <style:style style:name="P14" style:family="paragraph" style:parent-style-name="Standard">
      <style:paragraph-properties fo:text-align="justify" style:justify-single-word="false"/>
      <style:text-properties fo:font-weight="bold" officeooo:rsid="00189aba" officeooo:paragraph-rsid="00189aba" style:font-weight-asian="bold" style:font-weight-complex="bold"/>
    </style:style>
    <style:style style:name="P15" style:family="paragraph" style:parent-style-name="Standard">
      <style:paragraph-properties fo:text-align="justify" style:justify-single-word="false"/>
      <style:text-properties officeooo:rsid="000b9f35" officeooo:paragraph-rsid="000b9f35"/>
    </style:style>
    <style:style style:name="P16" style:family="paragraph" style:parent-style-name="Standard">
      <style:paragraph-properties fo:text-align="justify" style:justify-single-word="false"/>
      <style:text-properties officeooo:rsid="000c5585" officeooo:paragraph-rsid="000c5585"/>
    </style:style>
    <style:style style:name="P17" style:family="paragraph" style:parent-style-name="Standard">
      <style:paragraph-properties fo:text-align="justify" style:justify-single-word="false"/>
      <style:text-properties officeooo:rsid="000d1428" officeooo:paragraph-rsid="000d1428"/>
    </style:style>
    <style:style style:name="P18" style:family="paragraph" style:parent-style-name="Standard">
      <style:paragraph-properties fo:text-align="justify" style:justify-single-word="false"/>
      <style:text-properties officeooo:rsid="000d4b85" officeooo:paragraph-rsid="000d4b85"/>
    </style:style>
    <style:style style:name="P19" style:family="paragraph" style:parent-style-name="Standard">
      <style:paragraph-properties fo:text-align="justify" style:justify-single-word="false"/>
      <style:text-properties fo:font-weight="normal" officeooo:rsid="00189aba" officeooo:paragraph-rsid="00189aba" style:font-weight-asian="normal" style:font-weight-complex="normal"/>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rsid="0028b2bf" officeooo:paragraph-rsid="0028b2bf"/>
    </style:style>
    <style:style style:name="P22" style:family="paragraph" style:parent-style-name="Text_20_body">
      <style:paragraph-properties fo:text-align="justify" style:justify-single-word="false"/>
      <style:text-properties fo:language="es" fo:country="ES" officeooo:rsid="002bd647" officeooo:paragraph-rsid="002bd647"/>
    </style:style>
    <style:style style:name="P23" style:family="paragraph" style:parent-style-name="Text_20_body">
      <style:paragraph-properties fo:text-align="justify" style:justify-single-word="false"/>
      <style:text-properties fo:language="es" fo:country="ES" officeooo:rsid="002f01af" officeooo:paragraph-rsid="002f01af"/>
    </style:style>
    <style:style style:name="P24" style:family="paragraph" style:parent-style-name="Text_20_body">
      <style:paragraph-properties fo:text-align="justify" style:justify-single-word="false"/>
      <style:text-properties fo:language="es" fo:country="ES" officeooo:rsid="002f9559" officeooo:paragraph-rsid="003173fb"/>
    </style:style>
    <style:style style:name="P25" style:family="paragraph" style:parent-style-name="Text_20_body">
      <style:paragraph-properties fo:text-align="justify" style:justify-single-word="false"/>
      <style:text-properties fo:language="es" fo:country="ES" officeooo:rsid="00328873" officeooo:paragraph-rsid="00328873"/>
    </style:style>
    <style:style style:name="P26" style:family="paragraph" style:parent-style-name="Text_20_body">
      <style:paragraph-properties fo:text-align="justify" style:justify-single-word="false"/>
      <style:text-properties fo:language="es" fo:country="ES" officeooo:rsid="0033d4ca" officeooo:paragraph-rsid="0033d4ca"/>
    </style:style>
    <style:style style:name="P27" style:family="paragraph" style:parent-style-name="Text_20_body">
      <style:paragraph-properties fo:text-align="justify" style:justify-single-word="false"/>
      <style:text-properties fo:language="es" fo:country="ES" officeooo:rsid="00355380" officeooo:paragraph-rsid="00355380"/>
    </style:style>
    <style:style style:name="P28" style:family="paragraph" style:parent-style-name="Text_20_body">
      <style:paragraph-properties fo:text-align="justify" style:justify-single-word="false"/>
      <style:text-properties fo:language="es" fo:country="ES" officeooo:rsid="00381652" officeooo:paragraph-rsid="00381652"/>
    </style:style>
    <style:style style:name="P29" style:family="paragraph" style:parent-style-name="Text_20_body">
      <style:paragraph-properties fo:text-align="justify" style:justify-single-word="false"/>
      <style:text-properties fo:language="es" fo:country="ES" fo:font-weight="bold" officeooo:rsid="00381652" officeooo:paragraph-rsid="00381652" style:font-weight-asian="bold" style:font-weight-complex="bold"/>
    </style:style>
    <style:style style:name="P30" style:family="paragraph" style:parent-style-name="Text_20_body">
      <style:paragraph-properties fo:text-align="justify" style:justify-single-word="false"/>
      <style:text-properties fo:language="es" fo:country="ES" fo:font-weight="bold" officeooo:rsid="003da61e" officeooo:paragraph-rsid="003da61e" style:font-weight-asian="bold" style:font-weight-complex="bold"/>
    </style:style>
    <style:style style:name="P31" style:family="paragraph" style:parent-style-name="Text_20_body">
      <style:paragraph-properties fo:text-align="justify" style:justify-single-word="false"/>
      <style:text-properties fo:language="es" fo:country="ES" fo:font-weight="bold" officeooo:rsid="003f4302" officeooo:paragraph-rsid="003f4302" style:font-weight-asian="bold" style:font-weight-complex="bold"/>
    </style:style>
    <style:style style:name="P32" style:family="paragraph" style:parent-style-name="Text_20_body">
      <style:paragraph-properties fo:text-align="justify" style:justify-single-word="false"/>
      <style:text-properties fo:language="es" fo:country="ES" fo:font-weight="bold" officeooo:rsid="0048a68d" officeooo:paragraph-rsid="0048a68d" style:font-weight-asian="bold" style:font-weight-complex="bold"/>
    </style:style>
    <style:style style:name="P33" style:family="paragraph" style:parent-style-name="Text_20_body">
      <style:paragraph-properties fo:text-align="justify" style:justify-single-word="false"/>
      <style:text-properties fo:language="es" fo:country="ES" officeooo:rsid="00394241" officeooo:paragraph-rsid="00394241"/>
    </style:style>
    <style:style style:name="P34" style:family="paragraph" style:parent-style-name="Text_20_body">
      <style:paragraph-properties fo:text-align="justify" style:justify-single-word="false"/>
      <style:text-properties fo:language="es" fo:country="ES" officeooo:rsid="00399859" officeooo:paragraph-rsid="00399859"/>
    </style:style>
    <style:style style:name="P35" style:family="paragraph" style:parent-style-name="Text_20_body">
      <style:paragraph-properties fo:text-align="justify" style:justify-single-word="false"/>
      <style:text-properties fo:language="es" fo:country="ES" officeooo:rsid="003b8798" officeooo:paragraph-rsid="003b8798"/>
    </style:style>
    <style:style style:name="P36" style:family="paragraph" style:parent-style-name="Text_20_body">
      <style:paragraph-properties fo:text-align="justify" style:justify-single-word="false"/>
      <style:text-properties fo:language="es" fo:country="ES" officeooo:rsid="003efa7f" officeooo:paragraph-rsid="003efa7f"/>
    </style:style>
    <style:style style:name="P37" style:family="paragraph" style:parent-style-name="Text_20_body">
      <style:paragraph-properties fo:text-align="justify" style:justify-single-word="false"/>
      <style:text-properties fo:language="es" fo:country="ES" officeooo:rsid="003f4302" officeooo:paragraph-rsid="0055deb0"/>
    </style:style>
    <style:style style:name="P38" style:family="paragraph" style:parent-style-name="Text_20_body">
      <style:paragraph-properties fo:text-align="justify" style:justify-single-word="false"/>
      <style:text-properties fo:language="es" fo:country="ES" officeooo:rsid="003fcca5" officeooo:paragraph-rsid="003fcca5"/>
    </style:style>
    <style:style style:name="P39" style:family="paragraph" style:parent-style-name="Text_20_body">
      <style:paragraph-properties fo:text-align="justify" style:justify-single-word="false"/>
      <style:text-properties fo:language="es" fo:country="ES" officeooo:rsid="00418953" officeooo:paragraph-rsid="00418953"/>
    </style:style>
    <style:style style:name="P40" style:family="paragraph" style:parent-style-name="Text_20_body">
      <style:paragraph-properties fo:text-align="center" style:justify-single-word="false"/>
      <style:text-properties fo:language="es" fo:country="ES" officeooo:rsid="00418953" officeooo:paragraph-rsid="00418953"/>
    </style:style>
    <style:style style:name="P41" style:family="paragraph" style:parent-style-name="Text_20_body">
      <style:paragraph-properties fo:text-align="justify" style:justify-single-word="false"/>
      <style:text-properties fo:language="es" fo:country="ES" officeooo:rsid="00468f9e" officeooo:paragraph-rsid="00468f9e"/>
    </style:style>
    <style:style style:name="P42" style:family="paragraph" style:parent-style-name="Text_20_body">
      <style:paragraph-properties fo:text-align="justify" style:justify-single-word="false"/>
      <style:text-properties fo:language="es" fo:country="ES" officeooo:rsid="00491242" officeooo:paragraph-rsid="00491242"/>
    </style:style>
    <style:style style:name="P43" style:family="paragraph" style:parent-style-name="Text_20_body">
      <style:paragraph-properties fo:text-align="justify" style:justify-single-word="false"/>
      <style:text-properties fo:language="es" fo:country="ES" officeooo:rsid="004ac136" officeooo:paragraph-rsid="004ac136"/>
    </style:style>
    <style:style style:name="P44" style:family="paragraph" style:parent-style-name="Text_20_body">
      <style:paragraph-properties fo:text-align="justify" style:justify-single-word="false"/>
      <style:text-properties fo:language="es" fo:country="ES" officeooo:rsid="004bfff6" officeooo:paragraph-rsid="004bfff6"/>
    </style:style>
    <style:style style:name="P45" style:family="paragraph" style:parent-style-name="Text_20_body">
      <style:paragraph-properties fo:text-align="justify" style:justify-single-word="false"/>
      <style:text-properties fo:language="es" fo:country="ES" officeooo:rsid="004bfff6" officeooo:paragraph-rsid="0055deb0"/>
    </style:style>
    <style:style style:name="P46" style:family="paragraph" style:parent-style-name="Text_20_body">
      <style:paragraph-properties fo:text-align="justify" style:justify-single-word="false"/>
      <style:text-properties fo:language="es" fo:country="ES" officeooo:rsid="004e758a" officeooo:paragraph-rsid="0055deb0"/>
    </style:style>
    <style:style style:name="P47" style:family="paragraph" style:parent-style-name="Text_20_body">
      <style:paragraph-properties fo:text-align="justify" style:justify-single-word="false"/>
      <style:text-properties fo:language="es" fo:country="ES" officeooo:rsid="0053a4f9" officeooo:paragraph-rsid="0053a4f9"/>
    </style:style>
    <style:style style:name="P48" style:family="paragraph" style:parent-style-name="Text_20_body">
      <style:paragraph-properties fo:text-align="justify" style:justify-single-word="false"/>
      <style:text-properties fo:language="es" fo:country="ES" officeooo:rsid="0054d706" officeooo:paragraph-rsid="0054d706"/>
    </style:style>
    <style:style style:name="P49" style:family="paragraph" style:parent-style-name="Text_20_body">
      <style:paragraph-properties fo:text-align="justify" style:justify-single-word="false"/>
      <style:text-properties fo:language="es" fo:country="ES" officeooo:rsid="00571c03" officeooo:paragraph-rsid="00571c03"/>
    </style:style>
    <style:style style:name="P50" style:family="paragraph" style:parent-style-name="Text_20_body">
      <style:paragraph-properties fo:text-align="center" style:justify-single-word="false"/>
      <style:text-properties fo:language="es" fo:country="ES" officeooo:rsid="0022afd0" officeooo:paragraph-rsid="0022afd0"/>
    </style:style>
    <style:style style:name="P51" style:family="paragraph" style:parent-style-name="Text_20_body">
      <style:paragraph-properties fo:text-align="justify" style:justify-single-word="false"/>
      <style:text-properties fo:language="es" fo:country="ES" officeooo:rsid="001dc5e8" officeooo:paragraph-rsid="001dc5e8"/>
    </style:style>
    <style:style style:name="P52" style:family="paragraph" style:parent-style-name="Text_20_body">
      <style:paragraph-properties fo:text-align="justify" style:justify-single-word="false"/>
      <style:text-properties fo:language="es" fo:country="ES" officeooo:rsid="005f76e1" officeooo:paragraph-rsid="005f76e1"/>
    </style:style>
    <style:style style:name="P53" style:family="paragraph" style:parent-style-name="Text_20_body">
      <style:paragraph-properties fo:text-align="justify" style:justify-single-word="false"/>
      <style:text-properties fo:language="es" fo:country="ES" fo:font-weight="normal" officeooo:rsid="0061a4cc" officeooo:paragraph-rsid="0061a4cc" style:font-weight-asian="normal" style:font-weight-complex="normal"/>
    </style:style>
    <style:style style:name="P54" style:family="paragraph" style:parent-style-name="Text_20_body">
      <style:paragraph-properties fo:text-align="justify" style:justify-single-word="false"/>
      <style:text-properties fo:language="es" fo:country="ES" fo:font-weight="normal" officeooo:rsid="00628374" officeooo:paragraph-rsid="00628374" style:font-weight-asian="normal" style:font-weight-complex="normal"/>
    </style:style>
    <style:style style:name="P55" style:family="paragraph" style:parent-style-name="Text_20_body">
      <style:paragraph-properties fo:text-align="justify" style:justify-single-word="false"/>
      <style:text-properties fo:language="es" fo:country="ES" fo:font-weight="normal" officeooo:rsid="0062c52a" officeooo:paragraph-rsid="0062c52a" style:font-weight-asian="normal" style:font-weight-complex="normal"/>
    </style:style>
    <style:style style:name="P56" style:family="paragraph" style:parent-style-name="Text_20_body">
      <style:paragraph-properties fo:text-align="justify" style:justify-single-word="false"/>
      <style:text-properties fo:language="es" fo:country="ES" fo:font-style="normal" officeooo:rsid="0049c81e" officeooo:paragraph-rsid="0049c81e" style:font-style-asian="normal" style:font-style-complex="normal"/>
    </style:style>
    <style:style style:name="P57" style:family="paragraph" style:parent-style-name="Text_20_body">
      <style:paragraph-properties fo:text-align="justify" style:justify-single-word="false"/>
      <style:text-properties fo:language="es" fo:country="ES" fo:font-style="normal" officeooo:rsid="004ac136" officeooo:paragraph-rsid="004ac136" style:font-style-asian="normal" style:font-style-complex="normal"/>
    </style:style>
    <style:style style:name="P58" style:family="paragraph" style:parent-style-name="Text_20_body">
      <style:paragraph-properties fo:text-align="justify" style:justify-single-word="false"/>
      <style:text-properties fo:language="es" fo:country="ES" fo:font-style="normal" officeooo:rsid="00571c03" officeooo:paragraph-rsid="00571c03" style:font-style-asian="normal" style:font-style-complex="normal"/>
    </style:style>
    <style:style style:name="P59" style:family="paragraph" style:parent-style-name="Text_20_body">
      <style:paragraph-properties fo:text-align="center" style:justify-single-word="false"/>
      <style:text-properties fo:language="es" fo:country="ES" fo:font-style="normal" officeooo:rsid="00571c03" officeooo:paragraph-rsid="00571c03" style:font-style-asian="normal" style:font-style-complex="normal"/>
    </style:style>
    <style:style style:name="P60" style:family="paragraph" style:parent-style-name="Text_20_body">
      <style:paragraph-properties fo:text-align="center" style:justify-single-word="false"/>
      <style:text-properties fo:language="es" fo:country="ES" fo:font-style="normal" officeooo:rsid="005724e9" officeooo:paragraph-rsid="005724e9" style:font-style-asian="normal" style:font-style-complex="normal"/>
    </style:style>
    <style:style style:name="P61" style:family="paragraph" style:parent-style-name="Text_20_body">
      <style:paragraph-properties fo:text-align="center" style:justify-single-word="false"/>
      <style:text-properties fo:language="es" fo:country="ES" fo:font-style="normal" officeooo:rsid="005af1c5" officeooo:paragraph-rsid="005af1c5" style:font-style-asian="normal" style:font-style-complex="normal"/>
    </style:style>
    <style:style style:name="P62" style:family="paragraph" style:parent-style-name="Text_20_body">
      <style:paragraph-properties fo:text-align="justify" style:justify-single-word="false"/>
      <style:text-properties fo:language="es" fo:country="ES" fo:font-style="normal" officeooo:rsid="005b7b73" officeooo:paragraph-rsid="005b7b73" style:font-style-asian="normal" style:font-style-complex="normal"/>
    </style:style>
    <style:style style:name="P63" style:family="paragraph" style:parent-style-name="Text_20_body">
      <style:paragraph-properties fo:text-align="center" style:justify-single-word="false"/>
      <style:text-properties fo:language="es" fo:country="ES" fo:font-style="normal" officeooo:rsid="005b7b73" officeooo:paragraph-rsid="005b7b73" style:font-style-asian="normal" style:font-style-complex="normal"/>
    </style:style>
    <style:style style:name="P64" style:family="paragraph" style:parent-style-name="Text_20_body">
      <style:paragraph-properties fo:text-align="justify" style:justify-single-word="false"/>
      <style:text-properties fo:language="es" fo:country="ES" fo:font-style="normal" officeooo:rsid="005f47dc" officeooo:paragraph-rsid="005f47dc" style:font-style-asian="normal" style:font-style-complex="normal"/>
    </style:style>
    <style:style style:name="P65" style:family="paragraph" style:parent-style-name="Text_20_body">
      <style:paragraph-properties fo:text-align="justify" style:justify-single-word="false"/>
      <style:text-properties fo:language="es" fo:country="ES" fo:font-style="normal" fo:font-weight="bold" officeooo:rsid="006143fc" officeooo:paragraph-rsid="006143fc" style:font-style-asian="normal" style:font-weight-asian="bold" style:font-style-complex="normal" style:font-weight-complex="bold"/>
    </style:style>
    <style:style style:name="P66" style:family="paragraph" style:parent-style-name="Text_20_body">
      <style:paragraph-properties fo:text-align="justify" style:justify-single-word="false"/>
      <style:text-properties officeooo:rsid="0022afd0" officeooo:paragraph-rsid="0055deb0"/>
    </style:style>
    <style:style style:name="P67" style:family="paragraph" style:parent-style-name="Text_20_body">
      <style:paragraph-properties fo:text-align="justify" style:justify-single-word="false"/>
      <style:text-properties officeooo:rsid="00256ee1" officeooo:paragraph-rsid="0055deb0"/>
    </style:style>
    <style:style style:name="P68" style:family="paragraph" style:parent-style-name="Text_20_body">
      <style:paragraph-properties fo:text-align="justify" style:justify-single-word="false"/>
      <style:text-properties officeooo:rsid="001a5825" officeooo:paragraph-rsid="001a5825"/>
    </style:style>
    <style:style style:name="P69" style:family="paragraph" style:parent-style-name="Text_20_body">
      <style:paragraph-properties fo:text-align="justify" style:justify-single-word="false"/>
      <style:text-properties officeooo:rsid="001af9d8" officeooo:paragraph-rsid="001af9d8"/>
    </style:style>
    <style:style style:name="P70" style:family="paragraph" style:parent-style-name="Text_20_body">
      <style:paragraph-properties fo:text-align="justify" style:justify-single-word="false"/>
      <style:text-properties officeooo:rsid="001dc5e8" officeooo:paragraph-rsid="001dc5e8"/>
    </style:style>
    <style:style style:name="P71" style:family="paragraph" style:parent-style-name="Text_20_body">
      <style:paragraph-properties fo:text-align="justify" style:justify-single-word="false"/>
      <style:text-properties officeooo:rsid="0020b48c" officeooo:paragraph-rsid="0020b48c"/>
    </style:style>
    <style:style style:name="P72" style:family="paragraph" style:parent-style-name="Footnote">
      <style:text-properties officeooo:rsid="004ae81b" officeooo:paragraph-rsid="004ae81b"/>
    </style:style>
    <style:style style:name="P73" style:family="paragraph" style:parent-style-name="Text_20_body">
      <style:paragraph-properties fo:text-align="justify" style:justify-single-word="false"/>
      <style:text-properties fo:language="es" fo:country="ES" fo:font-style="normal" fo:font-weight="normal" officeooo:rsid="006473a0" officeooo:paragraph-rsid="006473a0" style:font-style-asian="normal" style:font-weight-asian="normal" style:font-style-complex="normal" style:font-weight-complex="normal"/>
    </style:style>
    <style:style style:name="P74" style:family="paragraph" style:parent-style-name="Text_20_body">
      <style:paragraph-properties fo:text-align="justify" style:justify-single-word="false"/>
      <style:text-properties fo:language="es" fo:country="ES" fo:font-style="normal" fo:font-weight="normal" officeooo:rsid="00684e9d" officeooo:paragraph-rsid="00684e9d" style:font-style-asian="normal" style:font-weight-asian="normal" style:font-style-complex="normal" style:font-weight-complex="normal"/>
    </style:style>
    <style:style style:name="P75" style:family="paragraph" style:parent-style-name="Text_20_body">
      <style:paragraph-properties fo:text-align="justify" style:justify-single-word="false"/>
      <style:text-properties fo:language="es" fo:country="ES" fo:font-style="normal" fo:font-weight="normal" officeooo:rsid="0069e8a9" officeooo:paragraph-rsid="0069e8a9" style:font-style-asian="normal" style:font-weight-asian="normal" style:font-style-complex="normal" style:font-weight-complex="normal"/>
    </style:style>
    <style:style style:name="P76" style:family="paragraph" style:parent-style-name="Text_20_body">
      <style:paragraph-properties fo:text-align="justify" style:justify-single-word="false"/>
      <style:text-properties fo:language="es" fo:country="ES" fo:font-style="normal" fo:font-weight="normal" officeooo:rsid="006bd550" officeooo:paragraph-rsid="006bd550"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fo:language="es" fo:country="ES" fo:font-style="normal" fo:font-weight="normal" officeooo:rsid="006dcea7" officeooo:paragraph-rsid="006dcea7"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fo:language="es" fo:country="ES" fo:font-style="normal" fo:font-weight="normal" officeooo:rsid="0070f0bb" officeooo:paragraph-rsid="007209d6"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fo:language="es" fo:country="ES" fo:font-style="normal" fo:font-weight="normal" officeooo:rsid="0073e34f" officeooo:paragraph-rsid="0073e34f" style:font-style-asian="normal" style:font-weight-asian="normal" style:font-style-complex="normal" style:font-weight-complex="normal"/>
    </style:style>
    <style:style style:name="P80" style:family="paragraph" style:parent-style-name="Text_20_body">
      <style:paragraph-properties fo:text-align="justify" style:justify-single-word="false"/>
      <style:text-properties fo:language="es" fo:country="ES" fo:font-style="normal" fo:font-weight="normal" officeooo:rsid="00766402" officeooo:paragraph-rsid="00766402" style:font-style-asian="normal" style:font-weight-asian="normal" style:font-style-complex="normal" style:font-weight-complex="normal"/>
    </style:style>
    <style:style style:name="P81" style:family="paragraph" style:parent-style-name="Text_20_body">
      <style:paragraph-properties fo:text-align="justify" style:justify-single-word="false"/>
      <style:text-properties fo:language="es" fo:country="ES" fo:font-style="normal" fo:font-weight="bold" officeooo:rsid="0069e8a9" officeooo:paragraph-rsid="0069e8a9" style:font-style-asian="normal" style:font-weight-asian="bold" style:font-style-complex="normal" style:font-weight-complex="bold"/>
    </style:style>
    <style:style style:name="P82" style:family="paragraph" style:parent-style-name="Text_20_body">
      <style:paragraph-properties fo:text-align="justify" style:justify-single-word="false"/>
      <style:text-properties fo:language="es" fo:country="ES" fo:font-style="normal" fo:font-weight="bold" officeooo:rsid="006bcc63" officeooo:paragraph-rsid="006bcc63" style:font-style-asian="normal" style:font-weight-asian="bold" style:font-style-complex="normal" style:font-weight-complex="bold"/>
    </style:style>
    <style:style style:name="P83" style:family="paragraph" style:parent-style-name="Text_20_body">
      <style:paragraph-properties fo:text-align="justify" style:justify-single-word="false"/>
      <style:text-properties fo:language="es" fo:country="ES" fo:font-style="normal" fo:font-weight="bold" officeooo:rsid="0070f0bb" officeooo:paragraph-rsid="0073e34f" style:font-style-asian="normal" style:font-weight-asian="bold" style:font-style-complex="normal" style:font-weight-complex="bold"/>
    </style:style>
    <style:style style:name="T1" style:family="text">
      <style:text-properties officeooo:rsid="000bc5e6"/>
    </style:style>
    <style:style style:name="T2" style:family="text">
      <style:text-properties fo:font-weight="bold" style:font-weight-asian="bold" style:font-weight-complex="bold"/>
    </style:style>
    <style:style style:name="T3" style:family="text">
      <style:text-properties officeooo:rsid="00108ed5"/>
    </style:style>
    <style:style style:name="T4" style:family="text">
      <style:text-properties officeooo:rsid="0013be17"/>
    </style:style>
    <style:style style:name="T5" style:family="text">
      <style:text-properties officeooo:rsid="0016d401"/>
    </style:style>
    <style:style style:name="T6" style:family="text">
      <style:text-properties officeooo:rsid="001992f0"/>
    </style:style>
    <style:style style:name="T7" style:family="text">
      <style:text-properties fo:font-weight="normal" officeooo:rsid="001992f0" style:font-weight-asian="normal" style:font-weight-complex="normal"/>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officeooo:rsid="001a5d70" style:font-style-asian="italic" style:font-style-complex="italic"/>
    </style:style>
    <style:style style:name="T11" style:family="text">
      <style:text-properties fo:language="es" fo:country="ES" officeooo:rsid="001a5825"/>
    </style:style>
    <style:style style:name="T12" style:family="text">
      <style:text-properties fo:language="es" fo:country="ES" officeooo:rsid="001a5d70"/>
    </style:style>
    <style:style style:name="T13" style:family="text">
      <style:text-properties fo:language="es" fo:country="ES" officeooo:rsid="001f74bf"/>
    </style:style>
    <style:style style:name="T14" style:family="text">
      <style:text-properties fo:language="es" fo:country="ES" officeooo:rsid="0021f6a5"/>
    </style:style>
    <style:style style:name="T15" style:family="text">
      <style:text-properties fo:language="es" fo:country="ES" officeooo:rsid="00276569"/>
    </style:style>
    <style:style style:name="T16" style:family="text">
      <style:text-properties fo:language="es" fo:country="ES" fo:font-style="normal" officeooo:rsid="0054d706" style:font-style-asian="normal" style:font-style-complex="normal"/>
    </style:style>
    <style:style style:name="T17" style:family="text">
      <style:text-properties officeooo:rsid="002d5b28"/>
    </style:style>
    <style:style style:name="T18" style:family="text">
      <style:text-properties fo:font-style="italic" style:font-style-asian="italic" style:font-style-complex="italic"/>
    </style:style>
    <style:style style:name="T19" style:family="text">
      <style:text-properties fo:font-style="italic" officeooo:rsid="002d5b28" style:font-style-asian="italic" style:font-style-complex="italic"/>
    </style:style>
    <style:style style:name="T20" style:family="text">
      <style:text-properties fo:font-style="italic" officeooo:rsid="004b9b4d" style:font-style-asian="italic" style:font-style-complex="italic"/>
    </style:style>
    <style:style style:name="T21" style:family="text">
      <style:text-properties fo:font-style="italic" officeooo:rsid="00502511" style:font-style-asian="italic" style:font-style-complex="italic"/>
    </style:style>
    <style:style style:name="T22" style:family="text">
      <style:text-properties officeooo:rsid="002f9559"/>
    </style:style>
    <style:style style:name="T23" style:family="text">
      <style:text-properties style:text-position="sub 58%" fo:font-style="italic" style:font-style-asian="italic" style:font-style-complex="italic"/>
    </style:style>
    <style:style style:name="T24" style:family="text">
      <style:text-properties officeooo:rsid="003173fb"/>
    </style:style>
    <style:style style:name="T25" style:family="text">
      <style:text-properties style:text-position="0% 100%" fo:font-style="italic" officeooo:rsid="003173fb" style:font-style-asian="italic" style:font-style-complex="italic"/>
    </style:style>
    <style:style style:name="T26" style:family="text">
      <style:text-properties officeooo:rsid="00333f05"/>
    </style:style>
    <style:style style:name="T27" style:family="text">
      <style:text-properties officeooo:rsid="0033cebf"/>
    </style:style>
    <style:style style:name="T28" style:family="text">
      <style:text-properties officeooo:rsid="003720d6"/>
    </style:style>
    <style:style style:name="T29" style:family="text">
      <style:text-properties officeooo:rsid="003b34e0"/>
    </style:style>
    <style:style style:name="T30" style:family="text">
      <style:text-properties officeooo:rsid="003cdc7e"/>
    </style:style>
    <style:style style:name="T31" style:family="text">
      <style:text-properties officeooo:rsid="003e0327"/>
    </style:style>
    <style:style style:name="T32" style:family="text">
      <style:text-properties officeooo:rsid="003f4302"/>
    </style:style>
    <style:style style:name="T33" style:family="text">
      <style:text-properties officeooo:rsid="00418953"/>
    </style:style>
    <style:style style:name="T34" style:family="text">
      <style:text-properties officeooo:rsid="0041a408"/>
    </style:style>
    <style:style style:name="T35" style:family="text">
      <style:text-properties officeooo:rsid="00478a94"/>
    </style:style>
    <style:style style:name="T36" style:family="text">
      <style:text-properties officeooo:rsid="00483425"/>
    </style:style>
    <style:style style:name="T37" style:family="text">
      <style:text-properties fo:font-style="normal" style:font-style-asian="normal" style:font-style-complex="normal"/>
    </style:style>
    <style:style style:name="T38" style:family="text">
      <style:text-properties fo:font-style="normal" officeooo:rsid="004b9b4d" style:font-style-asian="normal" style:font-style-complex="normal"/>
    </style:style>
    <style:style style:name="T39" style:family="text">
      <style:text-properties fo:font-style="normal" officeooo:rsid="004d59b7" style:font-style-asian="normal" style:font-style-complex="normal"/>
    </style:style>
    <style:style style:name="T40" style:family="text">
      <style:text-properties fo:font-style="normal" officeooo:rsid="00502511" style:font-style-asian="normal" style:font-style-complex="normal"/>
    </style:style>
    <style:style style:name="T41" style:family="text">
      <style:text-properties fo:font-style="normal" officeooo:rsid="00503d62" style:font-style-asian="normal" style:font-style-complex="normal"/>
    </style:style>
    <style:style style:name="T42" style:family="text">
      <style:text-properties fo:font-style="normal" officeooo:rsid="0051ab0e" style:font-style-asian="normal" style:font-style-complex="normal"/>
    </style:style>
    <style:style style:name="T43" style:family="text">
      <style:text-properties fo:font-style="normal" officeooo:rsid="0053392e" style:font-style-asian="normal" style:font-style-complex="normal"/>
    </style:style>
    <style:style style:name="T44" style:family="text">
      <style:text-properties fo:font-style="normal" officeooo:rsid="0053855b" style:font-style-asian="normal" style:font-style-complex="normal"/>
    </style:style>
    <style:style style:name="T45" style:family="text">
      <style:text-properties fo:font-style="normal" officeooo:rsid="0054d706" style:font-style-asian="normal" style:font-style-complex="normal"/>
    </style:style>
    <style:style style:name="T46" style:family="text">
      <style:text-properties fo:font-style="normal" officeooo:rsid="0056f4e6" style:font-style-asian="normal" style:font-style-complex="normal"/>
    </style:style>
    <style:style style:name="T47" style:family="text">
      <style:text-properties fo:font-style="normal" officeooo:rsid="0061a4cc"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background-color="#ffff00" loext:char-shading-value="0" style:font-style-asian="normal" style:font-style-complex="normal"/>
    </style:style>
    <style:style style:name="T50" style:family="text">
      <style:text-properties fo:font-style="normal" officeooo:rsid="0061a4cc" fo:background-color="#ffff00" loext:char-shading-value="0" style:font-style-asian="normal" style:font-style-complex="normal"/>
    </style:style>
    <style:style style:name="T51" style:family="text">
      <style:text-properties officeooo:rsid="00656fe7"/>
    </style:style>
    <style:style style:name="T52" style:family="text">
      <style:text-properties officeooo:rsid="00684e9d"/>
    </style:style>
    <style:style style:name="T53" style:family="text">
      <style:text-properties officeooo:rsid="006dcea7"/>
    </style:style>
    <style:style style:name="T54" style:family="text">
      <style:text-properties officeooo:rsid="006f88d0"/>
    </style:style>
    <style:style style:name="T55" style:family="text">
      <style:text-properties officeooo:rsid="007209d6"/>
    </style:style>
    <style:style style:name="T56" style:family="text">
      <style:text-properties officeooo:rsid="0073e34f"/>
    </style:style>
    <style:style style:name="T57" style:family="text">
      <style:text-properties officeooo:rsid="00757a7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ikificación de Objetos de Aprendizaje <text:span text:style-name="T1">(OA) </text:span>utilizando metadatos como contexto alternativo para la desambiguación</text:p>
      <text:p text:style-name="P15"/>
      <text:p text:style-name="P12">Resumen</text:p>
      <text:p text:style-name="P2"/>
      <text:p text:style-name="P2">Se presenta una metodología para wikificar OA. La propuesta se basa en dos procesos: la desambiguación del sentido de las palabras y la selección de frases relevantes. El proceso de desambiguación implica el uso de metadatos del objeto de aprendizaje como contexto adicional o alternativo. Esto aumenta la probabilidad de éxito cuando el OA tiene poca calidad del contexto. La selección de frases relevantes se realiza identificando los valores más <text:s/>altos de la similitud semántica entre el tema principal del OA y las frases. Este criterio es útil para conseguir los objetivos didácticos del OA.</text:p>
      <text:p text:style-name="P2"/>
      <text:p text:style-name="P2"><text:span text:style-name="T2">Palabras clave:</text:span> Desambiguación del sentido de las palabras, wikificación, procesamiento del lenguaje natural, objetos de aprendizaje.</text:p>
      <text:p text:style-name="P2"/>
      <text:p text:style-name="P13">1 Introducción</text:p>
      <text:p text:style-name="P16"/>
      <text:p text:style-name="P16">Actualmente, los recursos educativos como los objetos de aprendizaje (OA) incluyen mayor cantidad de elementos gráficos, que los hacen más atractivos a los usuarios reduciendo el contenido textual. Sin embargo, esto hace que los procesos de análisis del OA se vuelvan más difíciles. El proceso de wikificación conlleva la desambiguación del sentido de las palabras (word sense disambiguation – WSD), de modo que su precisión depende de la calidad del contexto.</text:p>
      <text:p text:style-name="P15"/>
      <text:p text:style-name="P7">En este trabajo se presenta una propuesta de wikificación de OA. Los dos aspectos más relevantes de esta metodología incluyen: (i) la aceptable calidad en que la se lleva a cabo la desambiguación del sentido de las palabras aún sin alta calidad del contexto y (ii) el hecho de que el método de selección de <text:s/>frases relevantes se basa en la <text:span text:style-name="T16">similitud</text:span> semántica de las frases del tema central del OA.</text:p>
      <text:p text:style-name="P8"/>
      <text:p text:style-name="P17">Considerando que la calidad del contexto es importante para obtener buenos resultados en la tarea de desambiguación [11, 16], el proceso de desambiguación podría arrojar resultados poco asertivos cuando se aplica a contenido textual reducido. Se propone la wikificación de objetos de aprendizaje usando desambiguación del sentido de las palabras con un enfoque de aprendizaje automático. La metodología utiliza metadatos de manera <text:span text:style-name="T52">a</text:span>dicional o como alternativa al contexto. Respecto a la selección de frases rel<text:span text:style-name="T52">e</text:span>vantes, el método propuesto intenta cumplir con metas educacionales selecciona frases que están semánticamente cercanas al tema central del OA.</text:p>
      <text:p text:style-name="P17"/>
      <text:p text:style-name="P18">Para estimar la efectividad de la propuesta, se evalúa el método de desambiguación con un corpus que se ha obtenido con la extracción de 60,000 ejemplos de entrenamiento de Wikipedia. La exactitud del método de desambiguación del sentido de las palabras se ha medido con k-fold-cross-validation.</text:p>
      <text:p text:style-name="P18"/>
      <text:p text:style-name="P4">De los resultados se observan dos tipos de casos. En el primero de los casos, cuando el contexto es suficiente, la exactitud del algoritmo presenta una pequeña mejora sobre los resultados de algoritmos similares. Esto se debe al uso de los metadatos como información adicional. En el segundo de los casos, cuando el contexto es insuficiente los metadatos lo compensan y en contraste con otros métodos, la exactitud del algoritmo es cercana al caso en el que el contexto es suficiente.</text:p>
      <text:p text:style-name="P3"/>
      <text:p text:style-name="P9"><text:soft-page-break/>El proceso de wikificación propuesto <text:span text:style-name="T4">consta</text:span> de una secuencia de tareas, que comienzan con la extracción de información del OA y concluye con la salida del OA wikificado. <text:span text:style-name="T3">La propuesta tiene dos contribuciones principales. La primera es el método de desambiguación utilizando metadatos como una alternativa o información adicional al contexto. Este método mejora ligeramente el resultado en el caso de que exista suficiente calidad del contexto pero el resultado es más relevante al existir poca calidad del contexto. La segunda contribución es la selección de frases relevantes con base en la medición de su </text:span><text:span text:style-name="T16">similitud</text:span><text:span text:style-name="T3"> semántica con el tema central del OA, que contribuye con los propósitos educacionales del OA.</text:span></text:p>
      <text:p text:style-name="P10"/>
      <text:p text:style-name="P6">Este documento está organizado de la siguiente forma. <text:span text:style-name="T5">La Sección 2 describe el trabajo relacionado a wikificación, particularmente a wikificación de OA. La Sección 3 describe la metodología propuesta. La Sección 4 contiene la evaluación de resultados del proceso de desambiguación. Finalmente, la Sección 5 presenta las conclusiones y esboza el trabajo futuro.</text:span></text:p>
      <text:p text:style-name="P5"/>
      <text:p text:style-name="P14">2 Trabajo relacionado</text:p>
      <text:p text:style-name="P19"/>
      <text:p text:style-name="P20"><text:span text:style-name="T7">El proceso de wikificación está inspirado por los </text:span><text:bookmark text:name="firstHeading"/><text:span text:style-name="T9">Wikipedista</text:span><text:span text:style-name="T8"><text:note text:id="ftn1" text:note-class="footnote"><text:note-citation>1</text:note-citation><text:note-body><text:p text:style-name="P20"><text:s/>Adaptación del té<text:span text:style-name="T6">r</text:span>mino <text:span text:style-name="T6">en inglés </text:span>Wikipedians para el español, se trata las personas que escriben, editan o traducen artículos para Wikipedia. Forman parte de la Comunidad de Wikipedia. https://es.wikipedia.org/wiki/Wikipedia:Wikipedistas</text:p></text:note-body></text:note></text:span><text:span text:style-name="T8">. </text:span><text:span text:style-name="T11">Estas personas seleccionan palabras o frases relevantes en un artículo y las vinculan a otros artículos de Wikipedia cuyos títulos corresponden a estas frases. En algunos casos hay más de un articulo que coincide con las frases, de modo que debe seleccionarse el artículo apropiado de acuerdo al contexto. En este caso, existe una página de desambiguación correspondiente que incluye una lista de posibilidades.</text:span></text:p>
      <text:p text:style-name="P68"><text:span text:style-name="T8">Como se muestra en la Fig. 1, la frase </text:span><text:span text:style-name="T9">jaguar</text:span><text:span text:style-name="T8"> corresponde </text:span><text:span text:style-name="T12">a más de un sentido, por lo tanto, existe su correspondiente página de desambiguación en Wikipedia, Jaguar (disambiguation), que incluye diferentes sentidos de la palabra </text:span><text:span text:style-name="T10">jaguar</text:span><text:span text:style-name="T12">. El Wikipedista fácilmente puede seleccionar el sentido adecuado.</text:span></text:p>
      <text:p text:style-name="P69"><text:span text:style-name="T12">E</text:span><text:span text:style-name="T8">ste proceso, que es sencillo para los humanos, resulta ser muy difícil de realizar de manera automática [1]. La wikificación de texto se define como “</text:span><text:span text:style-name="T9">la tarea de extraer automáticamente las palabras o términos más importantes en un documento e identificar para cada palabra clave el artículo apropiado de la Wikipedia</text:span><text:span text:style-name="T8">” [13]. El proceso involucra aparentemente tareas simples: selección de frases relevantes y la desambiguación del sentido de las palabras.</text:span></text:p>
      <text:p text:style-name="P51">Para decidir que frases son relevantes, un Wikipedista selecciona de acuerdo a su apreciación personal, las frases que ameritan ser explicadas. ¿De qué manera puede automatizarse esta tarea en forma de algoritmo?</text:p>
      <text:p text:style-name="P70"><text:span text:style-name="T8">Respecto a la desambiguación del sentido de las palabras, para el proceso de wikificación, </text:span><text:span text:style-name="T13">seleccionar el sentido adecuado <text:s/>implica seleccionar el artículo adecuado de una página de desambiguación de una frase en un determinado contexto. A continuación se describen algunos trabajos relacionados a nuestra propuesta.</text:span></text:p>
      <text:p text:style-name="P71"><text:soft-page-break/><text:span text:style-name="T13">M</text:span><text:span text:style-name="T8">ihalcea y Csomai [13] presentan un sistema que automáticamente es capaz de enriquecer texto plano con hipervínculos a conocimiento enciclopédico. Los dos principales procesos involucrados son la selección de las frases relevantes para vincular y la desambiguación de frases ambiguas. Para seleccionar las frases relevantes, se extraen y se asigna un peso a todos los n-gramas candidatos por medio del método estimación de frases candidatas (keyphraseness estimation method). Para el método de desambiguación, los autores emplean el algoritmo de desambiguación de sentidos más frecuentes como referencia base (most frequent sense baseline WSD algorithm), un algoritmo de aprendizaje basado en características (feature-based learning algorithm), la combinación de ambos algoritmos les permite obtener los siguientes resultados: precisión </text:span><text:span text:style-name="T14">94.33%, recall 70.51% y F-measure 80.69%.</text:span></text:p>
      <text:p text:style-name="P66"><text:span text:style-name="T14">P</text:span><text:span text:style-name="T8">ara wikificar, Milne y Witten [14] proponen una medida de </text:span><text:span text:style-name="T16">similitud</text:span><text:span text:style-name="T8"> semántica. Esta medida se obtiene utilizando la estructura de hipervínculos de Wikipedia como fuente de conocimiento. Esta medida esta basada en la Distancia Normalizada de Google [6], que a su vez está basada en la ocurrencias de páginas web. Especialmente, su medida se especifica de la siguiente manera:</text:span></text:p>
      <text:p text:style-name="P50"><draw:frame draw:style-name="fr1" draw:name="Objeto1" text:anchor-type="as-char" svg:y="-0.66cm" svg:width="7.491cm" svg:height="1.076cm" draw:z-index="0"><draw:object xlink:href="./Object 1" xlink:type="simple" xlink:show="embed" xlink:actuate="onLoad"/><draw:image xlink:href="./ObjectReplacements/Object 1" xlink:type="simple" xlink:show="embed" xlink:actuate="onLoad"/></draw:frame></text:p>
      <text:p text:style-name="P67"><text:span text:style-name="T8">donde A y B son conjuntos de todos los artículos de Wikipedia que vinculan a con b respectivamente, W es el conjunto de todos los artículos de Wikipedia y sr(a,b) es la similitud semántica (mejor especificado por, distancia) entre dos artículos de Wikipedia a, b. Otras medidas interesantes medidas de </text:span><text:span text:style-name="T16">similitud</text:span><text:span text:style-name="T8"> semántica han sido propuestas como la distancia vectorial o la representación <text:s/>semántica basadas en grafos (graph based semantic representations) </text:span><text:span text:style-name="T15">[8, 10, 20, 23].</text:span></text:p>
      <text:p text:style-name="P21"><text:span text:style-name="T15">P</text:span><text:span text:style-name="T8">ara el proceso de wikificación, Milne y Witten [15] utilizan aprendizaje automático para la desambiguación. Los autores visualizan los vínculos de la Wikipedia como un conjunto grande de conexiones definidas manualmente entre dos conceptos manualmente desambiguados. Esta estructura puede emplearse para aprender a desambiguar frases</text:span></text:p>
      <text:p text:style-name="P22">Un artículo de Wikipedia contiene texto de anclaje (anchor text) o frases que vinculan a un objetivo (target). Los textos de anclaje corresponden a <text:span text:style-name="T17">frases ambiguas o no ambiguas. Las frases ambiguas se pueden localizar en su respectivas páginas de desambiguación dentro de la base de datos de Wikipedia. Mientras que los sentidos candidatos de frases ambiguas pueden ser ahí localizadas, únicamente una es seleccionada manualmente como objetivo por un Wikipedista. En la Fig. 1, el texto de anclaje para </text:span><text:span text:style-name="T19">jaguar</text:span><text:span text:style-name="T17"> es una frase ambigua.</text:span></text:p>
      <text:p text:style-name="P23">El método de desambiguación por medio de aprendizaje automático propuesto por Milne y Witten [15] muestra como construir un conjunto de entrenamiento para desambiguar vínculos en un artículo de Wikipedia. <text:span text:style-name="T22">Un ejemplo es creado para cada sentido candidato. Un ejemplo positivo es un sentido candidato seleccionado por el Wikipedista, el resto se consideran ejemplos negativos.</text:span></text:p>
      <text:p text:style-name="P24">Milne y Witten [15] construyen un vector de tres características para cada ejemplo. El vector incluye Common<text:span text:style-name="T24">n</text:span>ess (<text:span text:style-name="T18">cs</text:span><text:span text:style-name="T23">i</text:span>), o probabilidad inicial, que es la probabilidad de que un sentido candidato (<text:span text:style-name="T18">cs</text:span><text:span text:style-name="T23">i</text:span>) sea <text:soft-page-break/>utilizado como un objetivo en Wikipedia, relatedness <text:span text:style-name="T24">(</text:span><text:span text:style-name="T18">cs</text:span><text:span text:style-name="T23">i, </text:span><text:span text:style-name="T25">context</text:span><text:span text:style-name="T24">), que es la similitud semántica entre un sentido candidato y el contexto y la calidad del contexto (context quality) <text:s/>que es la suma de la similitud semántica entre un sentido candidato y cada elemento del contexto, vea la Sección 3.2 para mayor detalle.</text:span></text:p>
      <text:p text:style-name="P25">El contexto está formado por todos los vínculos cercanos a la frase ambigua <text:span text:style-name="T27">del </text:span>artículo de Wikipedia. <text:span text:style-name="T26">El desempeño de este enfoque fue comparado con trabajos previos cuando se utilizan diferentes clasificadores. Sus mejores resultados fueron Precision 96.5%, Recall 97.3% y F-measure de 96.9% cuando el algoritmo bagging C4.5 fue aplicado.</text:span></text:p>
      <text:p text:style-name="P26">En la presente propuesta, se ha utilizado una versión modificada del enfoque de desambiguación propuesto por Milne y Witten para desambiguar frases. Se ha añadido otros criterios al conjunto de entrenamiento y se ha obtenido mayor precisión tal como se describe en la Sección 4.</text:p>
      <text:p text:style-name="P27">Cai et al. [2] llevan a cabo el proceso de wikificación de forma diferente, mediante la incorporación de vínculos adicionales a los artículos. <text:span text:style-name="T28">En lugar de desambiguación del sentido de las palabras emplean desambiguación del sentido de las frases utilizando el enfoque de matriz de co-ocurrencia de vínculos.</text:span></text:p>
      <text:p text:style-name="P28">Su muestra incluye cerca de 10,000 artículos populares de Wikipedia procesados con recursos computacionales moderados. Sus resultados consiguen Precision 89.7% y Recall 76.43%.</text:p>
      <text:p text:style-name="P29">2.2 Wikificación de OA</text:p>
      <text:p text:style-name="P33">Para este trabajo se adopta una definición de OA más descriptiva que la proporcionada en [22]: un OA es “una entidad digital auto-contenida y reutilizable con un propósito educacional claro y con al menos tres componentes internos editables: contenido, actividades de aprendizaje y elementos del contexto. Los OA deben tener una estructura externa de información para facilitar su identificación, almacenamiento y recuperación: los metadatos” [5].</text:p>
      <text:p text:style-name="P34">Los metadatos son un archivo XML que contiene descriptores o información sobre el OA. Usualmente <text:span text:style-name="T29">se conforman con base al estándar IEEE LOM [12], aunque existen otros estándares relevantes como SCORM y Dublin Core. Todos los estándares para metadatos especifican en su estructuras los siguientes dos descriptores: título y descripción. Bajo esta perspectiva del OA, se describen a continuación algunos trabajos relacionados a la wikificación.</text:span></text:p>
      <text:p text:style-name="P35">Coursey et al. [7] sugieren la generación de metadatos a través de repositorios de OA. En su trabajo, se presentan varios métodos de extracción automática de palabras clave, los resultados de su evaluación demuestran que la extracción automática de términos es una solución viable para sugerir términos y frases para la anotación de metadatos. <text:span text:style-name="T30">En suu trabajo presentan y prueban distintos métodos de extracción de términos, tales como, TextRank, wikifier, intersection, union y Longest Common Substring (LCS).</text:span></text:p>
      <text:p text:style-name="P30">3 Wikificación <text:span text:style-name="T31">propuesta </text:span>de OA</text:p>
      <text:p text:style-name="P36">La propuesta de wikificación de OA presentada en este trabajo sigue una secuencia de tareas que <text:soft-page-break/>comienzan con la extracción de información útil del OA (metadatos y contenido textual) y culmina con la entrega del OA con los vínculos explicativos a la Wikipedia, <text:span text:style-name="T32">vea Fig. 2.</text:span></text:p>
      <text:p text:style-name="P37">Esta propuesta proporciona dos contribuciones principales: la primera, un método de desambiguación del sentido de las palabras basado en el uso de metadatos como información alternativa o adicional al contexto, y segunda, un método para discriminar frases relavantes con base en el grado de <text:span text:style-name="T45">similitud</text:span> semántica con el tema principal del OA. Ambos métodos se describen a continuación.</text:p>
      <text:p text:style-name="P31">3.1 Pre-procesamiento</text:p>
      <text:p text:style-name="P38">En esta etapa la información útil de los metadatos del OA y el contenido educacional son extraídas. Los metadatos del OA contienen un conjunto de descriptores, <text:span text:style-name="T33">sin embargo, solo se selecciona el título y la descripción. Los metadatos y el contenido textual del OA son analizados gramaticalmente (parsed) para encontrar las frases que coincidan con artículos de Wikipedia, las frases pueden o no ser ambiguas.</text:span></text:p>
      <text:p text:style-name="P39">Se construyen cuatro tipos de frases: <text:span text:style-name="T18">MetadataDescrip</text:span>, <text:span text:style-name="T18">MetadataTitle</text:span>, <text:span text:style-name="T18">AmbiguousContent</text:span> y <text:span text:style-name="T18">NotAmbiguousContent</text:span>. <text:span text:style-name="T34">De los metadatos únicamente se seleccionan las frases no ambiguas. A continuación se describen los cuatro conjuntos:</text:span></text:p>
      <text:p text:style-name="P40"><draw:frame draw:style-name="fr1" draw:name="Objeto2" text:anchor-type="as-char" svg:y="-0.377cm" svg:width="11.218cm" svg:height="0.531cm" draw:z-index="1"><draw:object xlink:href="./Object 2" xlink:type="simple" xlink:show="embed" xlink:actuate="onLoad"/><draw:image xlink:href="./ObjectReplacements/Object 2" xlink:type="simple" xlink:show="embed" xlink:actuate="onLoad"/></draw:frame></text:p>
      <text:p text:style-name="P40"><draw:frame draw:style-name="fr1" draw:name="Objeto3" text:anchor-type="as-char" svg:y="-0.377cm" svg:width="9.186cm" svg:height="0.531cm" draw:z-index="2"><draw:object xlink:href="./Object 3" xlink:type="simple" xlink:show="embed" xlink:actuate="onLoad"/><draw:image xlink:href="./ObjectReplacements/Object 3" xlink:type="simple" xlink:show="embed" xlink:actuate="onLoad"/></draw:frame></text:p>
      <text:p text:style-name="P40"><draw:frame draw:style-name="fr1" draw:name="Objeto4" text:anchor-type="as-char" svg:y="-0.377cm" svg:width="14.439cm" svg:height="0.531cm" draw:z-index="3"><draw:object xlink:href="./Object 4" xlink:type="simple" xlink:show="embed" xlink:actuate="onLoad"/><draw:image xlink:href="./ObjectReplacements/Object 4" xlink:type="simple" xlink:show="embed" xlink:actuate="onLoad"/></draw:frame></text:p>
      <text:p text:style-name="P40"><draw:frame draw:style-name="fr1" draw:name="Objeto5" text:anchor-type="as-char" svg:y="-0.377cm" svg:width="16.596cm" svg:height="0.531cm" draw:z-index="4"><draw:object xlink:href="./Object 5" xlink:type="simple" xlink:show="embed" xlink:actuate="onLoad"/><draw:image xlink:href="./ObjectReplacements/Object 5" xlink:type="simple" xlink:show="embed" xlink:actuate="onLoad"/></draw:frame></text:p>
      <text:p text:style-name="P41">Las frases ambiguas (Ambiguous phrases) son aquellas que perteneces a una página de desambiguación en la base de datos de Wikipedia, estro significa que existe más de un artículo que tiene la frase de referencia en <text:span text:style-name="T35">el</text:span> título. <text:span text:style-name="T36">Este conjunto de frases ambiguas se desambigua en la siguiente fase. El conjunto de metadatos y contenido no ambiguo son útiles para construir un vector de características del conjunto de contenido ambiguo, este se desambigua con el clasificador que se describe enseguida.</text:span></text:p>
      <text:p text:style-name="P32">3.2 Desambiguación del sentido de las palabras</text:p>
      <text:p text:style-name="P42">La desambiguación del sentido de las palabras es la habilidad de determinar computacionalmente el sentido de una palabra activa en un contexto particular [11]. Para wikificar un OA, se requiere un proceso de desambiguación del sentido de las palabras. Esta desambiguación se realiza extrayendo las frases relevantes del texto de un OA y vinculándolas al artículo apropiado, esto conlleva la selección dentro de varios artículos candidatos.</text:p>
      <text:p text:style-name="P42">La desambiguación del sentido de las palabras en artículos de Wikipedia es realizada con facilidad ya que son los humanos quienes la llevan a cabo, algunas frases no son ambiguas y se vinculan a artículos de Wikipedia como prehistoria, gato exótico, tlacuache, sin embargo, otras frases como <text:span text:style-name="T18">jaguar</text:span> <text:s/>son ambiguas, porque tienen más de un artículo asociado (sentido candidato) que se encuentra en la página de desambiguación <text:span text:style-name="T18">Jaguar (Disambiguation), </text:span><text:span text:style-name="T37">para un humano Wikipedista resulta fácil seleccionar el </text:span><text:soft-page-break/><text:span text:style-name="T37">sentido correcto de acuerdo al contexto de la frase (desambiguación manual del sentido de las palabras).</text:span></text:p>
      <text:p text:style-name="P56">Para cada artículo editado, esta selección asertiva del sentido de las palabras se registra en la base de datos de Wikipedia. Milne y Witten [15] proponen la extracción de esta información aplicando aprendizaje automático y un conjunto de entrenamiento utilizando tres características (probabilidad inicial, similitud semántica entre un sentido candidato y una frase ambigua y la calidad del contexto), <text:s/>para el algoritmo C4.5 como método de clasificación.</text:p>
      <text:p text:style-name="P57">El método de desambiguación del sentido de las palabras que se propone en este documento introduce algunas modificaciones al algoritmo: se añaden tres características y se utiliza otro algoritmo de clasificación tomando las siguientes consideraciones.</text:p>
      <text:p text:style-name="P43"><text:span text:style-name="T37">Primero, un artículo de Wikipedia tiene una estructura bien conformada, cuenta con una sección inicial, </text:span><text:span text:style-name="T38">que se describe como</text:span><text:span text:style-name="T37"> – de acuerdo al Manual del Estilo de Wikipedia</text:span><text:span text:style-name="T37"><text:note text:id="ftn2" text:note-class="footnote"><text:note-citation>2</text:note-citation><text:note-body><text:p text:style-name="P72">https://en.wikipedia.org/wiki/Wikipedia:Manual_of_Style</text:p></text:note-body></text:note></text:span><text:span text:style-name="T37"> - </text:span><text:span text:style-name="T38">una sección que </text:span><text:span text:style-name="T18">“...</text:span><text:span text:style-name="T20">sirve como una introducción al artículo y un resumen de los aspectos más importantes...como una visión general concisa”</text:span><text:span text:style-name="T38">.</text:span></text:p>
      <text:p text:style-name="P44"><text:span text:style-name="T38">P</text:span><text:span text:style-name="T37">or lo tanto, la sección inicial puede ser semánticamente cercana al sentido candidato correcto de una frase ambigua en el texto. La sección inicial de un artículo de Wikipedia coincide con la descripción de un OA, por lo que puede utilizarse como otra fuente de información para propósitos de la desambiguación.</text:span></text:p>
      <text:p text:style-name="P45"><text:span text:style-name="T37">Se propone entonces agregar una característica adicional </text:span><text:span text:style-name="T39">para ser utilizada en la tarea de clasificación: la </text:span><text:span text:style-name="T45">similitud</text:span><text:span text:style-name="T39"> semántica entre un sentido candidato de una frase ambigua y el título de un OA que lo contiene.</text:span></text:p>
      <text:p text:style-name="P46"><text:span text:style-name="T39">S</text:span><text:span text:style-name="T37">egundo, otra pieza importante de información es el título del OA que presenta su contenido. Para un artículo de Wikipedia, por ejemplo el presentado en la Fig.1, sería posible desambiguar el sentido de la palabra </text:span><text:span text:style-name="T18">jaguar</text:span><text:span text:style-name="T37"> </text:span><text:span text:style-name="T40">únicamente con la ayuda del título </text:span><text:span text:style-name="T21">felidae</text:span><text:span text:style-name="T40">, </text:span><text:span text:style-name="T41">aunque no siempre sucede este caso. Pero para cualquier caso, el título puede ser complemento para el contexto y auxiliar al proceso de desambiguación del sentido de las palabras. El título de un artículo de Wikipedia puede incluso coincidir con el título de la estructura de un OA, por lo tanto es posible usarlos como características. Por ello se añade </text:span><text:span text:style-name="T42">la</text:span><text:span text:style-name="T41"> característica </text:span><text:span text:style-name="T45">similitud</text:span><text:span text:style-name="T42"> semántica, </text:span><text:span text:style-name="T45">similitud</text:span><text:span text:style-name="T42"> semántica entre un sentido candidato para una frase ambigua y la sección descripción. Se pueden ver los metadatos como alternativa </text:span><text:span text:style-name="T43">al contexto</text:span><text:span text:style-name="T42"> o contexto adicional </text:span><text:span text:style-name="T44">para el</text:span><text:span text:style-name="T42"> proceso de desambiguación del sentido de las palabras.</text:span></text:p>
      <text:p text:style-name="P47"><text:span text:style-name="T42">T</text:span><text:span text:style-name="T37">ercero, se añade como característica el promedio de todos los atributos, esto parece reforzar </text:span><text:span text:style-name="T45">el proceso de clasificación y mejora la precisión como puede observarse en la Sección en la que se presenta la evaluación.</text:span></text:p>
      <text:p text:style-name="P48"><text:span text:style-name="T37">Por último, respecto al método para calcular la similitud semántica, </text:span><text:span text:style-name="T46">como es posible observar en [1], puede considerarse que se comporta como una distancia geométrica entre dos palabras: cuando son </text:span><text:soft-page-break/><text:span text:style-name="T46">semánticamente cercanas, la medida de similitud (que es de hecho la distancia) es pequeña. Por lo tanto, se ha utilizado el algoritmo del vecino más cercano en combinación con otros algoritmos que en trabajos previos los autores han empleado.</text:span></text:p>
      <text:p text:style-name="P49"><text:span text:style-name="T46">E</text:span><text:span text:style-name="T37">L conjunto de entrenamiento para el proceso de desambiguación del sentido de las palabras se presenta en la Fig. 6.</text:span></text:p>
      <text:p text:style-name="P58">Se calcula cada característica conforme a las siguientes fórmulas:</text:p>
      <text:p text:style-name="P59"><draw:frame draw:style-name="fr1" draw:name="Objeto6" text:anchor-type="as-char" svg:y="-0.377cm" svg:width="6.84cm" svg:height="0.531cm" draw:z-index="5"><draw:object xlink:href="./Object 6" xlink:type="simple" xlink:show="embed" xlink:actuate="onLoad"/><draw:image xlink:href="./ObjectReplacements/Object 6" xlink:type="simple" xlink:show="embed" xlink:actuate="onLoad"/></draw:frame></text:p>
      <text:p text:style-name="P59"><draw:frame draw:style-name="fr1" draw:name="Objeto7" text:anchor-type="as-char" svg:y="-0.377cm" svg:width="8.671cm" svg:height="0.531cm" draw:z-index="6"><draw:object xlink:href="./Object 7" xlink:type="simple" xlink:show="embed" xlink:actuate="onLoad"/><draw:image xlink:href="./ObjectReplacements/Object 7" xlink:type="simple" xlink:show="embed" xlink:actuate="onLoad"/></draw:frame></text:p>
      <text:p text:style-name="P60"><draw:frame draw:style-name="fr1" draw:name="Objeto8" text:anchor-type="as-char" svg:y="-0.683cm" svg:width="9.714cm" svg:height="1.18cm" draw:z-index="7"><draw:object xlink:href="./Object 8" xlink:type="simple" xlink:show="embed" xlink:actuate="onLoad"/><draw:image xlink:href="./ObjectReplacements/Object 8" xlink:type="simple" xlink:show="embed" xlink:actuate="onLoad"/></draw:frame></text:p>
      <text:p text:style-name="P60"><draw:frame draw:style-name="fr1" draw:name="Objeto9" text:anchor-type="as-char" svg:y="-1.291cm" svg:width="8.091cm" svg:height="1.67cm" draw:z-index="8"><draw:object xlink:href="./Object 9" xlink:type="simple" xlink:show="embed" xlink:actuate="onLoad"/><draw:image xlink:href="./ObjectReplacements/Object 9" xlink:type="simple" xlink:show="embed" xlink:actuate="onLoad"/></draw:frame></text:p>
      <text:p text:style-name="P61"><draw:frame draw:style-name="fr1" draw:name="Objeto10" text:anchor-type="as-char" svg:y="-0.713cm" svg:width="7.966cm" svg:height="1.139cm" draw:z-index="9"><draw:object xlink:href="./Object 10" xlink:type="simple" xlink:show="embed" xlink:actuate="onLoad"/><draw:image xlink:href="./ObjectReplacements/Object 10" xlink:type="simple" xlink:show="embed" xlink:actuate="onLoad"/></draw:frame></text:p>
      <text:p text:style-name="P62">Como se ha mencionado, en el método que se está presentando, se añaden tres características al vector:</text:p>
      <text:p text:style-name="P63"><draw:frame draw:style-name="fr1" draw:name="Objeto11" text:anchor-type="as-char" svg:y="-0.386cm" svg:width="4.995cm" svg:height="0.584cm" draw:z-index="10"><draw:object xlink:href="./Object 11" xlink:type="simple" xlink:show="embed" xlink:actuate="onLoad"/><draw:image xlink:href="./ObjectReplacements/Object 11" xlink:type="simple" xlink:show="embed" xlink:actuate="onLoad"/><svg:desc>fórmula</svg:desc></draw:frame></text:p>
      <text:p text:style-name="P63"><draw:frame draw:style-name="fr1" draw:name="Objeto12" text:anchor-type="as-char" svg:y="-1.291cm" svg:width="8.401cm" svg:height="1.67cm" draw:z-index="11"><draw:object xlink:href="./Object 12" xlink:type="simple" xlink:show="embed" xlink:actuate="onLoad"/><draw:image xlink:href="./ObjectReplacements/Object 12" xlink:type="simple" xlink:show="embed" xlink:actuate="onLoad"/><svg:desc>fórmula</svg:desc></draw:frame></text:p>
      <text:p text:style-name="P63"><draw:frame draw:style-name="fr1" draw:name="Objeto13" text:anchor-type="as-char" svg:y="-0.386cm" svg:width="7.696cm" svg:height="0.54cm" draw:z-index="12"><draw:object xlink:href="./Object 13" xlink:type="simple" xlink:show="embed" xlink:actuate="onLoad"/><draw:image xlink:href="./ObjectReplacements/Object 13" xlink:type="simple" xlink:show="embed" xlink:actuate="onLoad"/></draw:frame></text:p>
      <text:p text:style-name="P64">Las primeras tres características son las misas que las propuestas en [15], tal como se puntualizo en la Sección 2.1. Las nuevas dos características (similitud semántica entre un sentido candidato y el título y la similitud semántica entre un sentido candidato y la descripción) se vuelven muy útiles cuando la calidad del contexto no es suficiente para la desambiguación del sentido de las palabras.</text:p>
      <text:p text:style-name="P52"><text:span text:style-name="T37">Una vez que ha sido entrenado el clasificador, las frases ambiguas del OA pueden ser desambiguadas. Para esto es necesario representar cada elemento del conjunto de </text:span><text:span text:style-name="T18">AmbiguousContent</text:span><text:span text:style-name="T37"> con un vector de características como entrada para el módulo de desambiguación del sentido de las palabras.</text:span></text:p>
      <text:p text:style-name="P65">3.3 Selección de las frases relevantes</text:p>
      <text:p text:style-name="P53"><text:span text:style-name="T37">El proceso de selección de las frases relevantes está basado el el propósito educacional de lectura y comprensión objetivo (</text:span><text:span text:style-name="T49">verificar esta traducción</text:span><text:span text:style-name="T37">). Guthrie se refiere a esto como Instrucción de Lectura Orientada a Conceptos (Concept-Oriented Reading Instruction) como un marco de referencia </text:span><text:soft-page-break/><text:span text:style-name="T37">instruccional basado en estrategias cognitivas para la construcción del aprendizaje durante la lectura [9].</text:span></text:p>
      <text:p text:style-name="P54"><text:span text:style-name="T37">El objetivo es que el estudiante pueda comprender profunda y completamente el contenido del texto si se conduce conscientemente a incorporar nueva información a su base de conocimientos inicial por medio de la expansión de las estructuras conceptuales. El modelo teórico establece que el contexto instruccional mejora el compromiso del estudiante durante la lectura y comprometerse en la lectura a cambio mejora las metas de lectura.</text:span><text:span text:style-name="T47">(</text:span><text:span text:style-name="T50">verificar esta traducción</text:span><text:span text:style-name="T47">)</text:span></text:p>
      <text:p text:style-name="P55"><text:span text:style-name="T47">C</text:span><text:span text:style-name="T37">uando un estudiante termina la lectura de un ejercicio, debe ser capaz de identificar los </text:span><text:span text:style-name="T48">conceptos principales </text:span><text:span text:style-name="T37">que aborda un determinado material, es por ello que se denomina enfoque de Instrucción de Lectura Orientado a Conceptos.</text:span></text:p>
      <text:p text:style-name="P73">Estos conceptos principales pueden ser seleccionados por la wikificación y pueden ser cercanos al tema central o principal del OA. Se propone seleccionar todos los posibles <text:span text:style-name="T51">vínculos, todos los textos de anclaje (anchors) que coinciden con un artículo de Wikipedia, sin discriminación. Cada texto de anclaje (anchor) puede dirigir a un artículo de Wikipedia por medio de un vínculo, pero previamente deben ser listados y ordenados de acuerdo a la similitud semántica entre cada uno y del tema principal del OA, esto es, su título.</text:span></text:p>
      <text:p text:style-name="P74">El umbral de aceptación puede ser seleccionado por el usuario de acuerdo a su propósito, por ejemplo, este pudiera ser consecución de una estrategia de comprensión de lectura.</text:p>
      <text:p text:style-name="P81">3.4 Agregar nuevos vínculos explicativos</text:p>
      <text:p text:style-name="P75">Una vez que se han desambiguado los posibles vínculos y se ha realizado la selección con base a la similitud con el tema principal, lo siguiente es añadir los vínculos a la estructura del OA, este proceso debe realizarse de acuerdo al a estructura particular del OA.</text:p>
      <text:p text:style-name="P82">4 Evaluación</text:p>
      <text:p text:style-name="P76">La evaluación del método propuesto <text:span text:style-name="T53">con <text:s/>la precisión del proceso de desambiguación del sentido de las palabras. El conjunto de entrenamiento se construyó con la extracción de información de un respaldo de la base de datos de Wikipedia utilizando la API JWPL [24]. Como en trabajos previos, se utilizaron alrededor de 60,000 ejemplos extraídos aleatoriamente de 600 artículos de la Wikipedia de una versión de noviembre de 2013.</text:span></text:p>
      <text:p text:style-name="P77">Como ya ha sido expuesto, se proponen dos nuevas características para la de<text:span text:style-name="T54">sambiguación del sentido de las palabras basándose en aprendizaje automático, véase la Tabla 1. Como puede observarse, el último atributo se utiliza como una clase, el clasificador entrega dos valores posibles: 1 si un ejemplo <text:s/>dado es un sentido candidato adecuado para ese contexto, 0 en cualquier otro caso.</text:span></text:p>
      <text:p text:style-name="P78">Se obtuvieron resultados interesantes, véase la Fig. 7. Los primeros resultados de la desambiguación del sentido de las p<text:span text:style-name="T55">a</text:span>labras <text:span text:style-name="T55">utilizando el enfoque en [15] es de 98.97, si no se considera el contexto el resultado es menos preciso. Una ligera mejora en el resultado se consigue utilizando el nuevo enfoque </text:span><text:soft-page-break/><text:span text:style-name="T55">en la muestra 2. De igual forma, un mejor resultado se obtiene en condiciones normales cuando no se tiene una buena calidad del contexto.</text:span></text:p>
      <text:p text:style-name="P78"><text:span text:style-name="T55">Por lo que, este enfoque puede mejorar si se incluyen más metadatos.</text:span></text:p>
      <text:p text:style-name="P83"><text:span text:style-name="T56">5 Conclusiones</text:span></text:p>
      <text:p text:style-name="P79">Se ha presentado una nueva metodología de wikificación de OA, que incluye el uso de metadatos como contexto adicional o alternativo. <text:span text:style-name="T57">Al utilizar aprendizaje automático, se han probado algoritmos de clasificación, los mejores resultados se obtuvieron con el algoritmo C4.5 usando el método de validación cruzado (cross validation method).</text:span></text:p>
      <text:p text:style-name="P80">El uso de recursos educativos como objeto de estudio en las áreas de procesamiento de lenguaje natural es un campo prometedor, que puede contribuir a los ambientes virtuales de aprendizaje.</text:p>
      <text:p text:style-name="P80">En futuros trabajos, se planea experimentar con medidas de proximidad semántica y representación de texto. Particularmente, posiblemente la dirección más interesante es la representación de textos basados en n-gramas lingüístic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wol </meta:initial-creator>
    <meta:creation-date>2017-01-05T01:36:27.682969516</meta:creation-date>
    <dc:date>2017-01-12T14:47:24.763923709</dc:date>
    <dc:creator>yjwol </dc:creator>
    <meta:editing-duration>PT10H4M59S</meta:editing-duration>
    <meta:editing-cycles>99</meta:editing-cycles>
    <meta:generator>LibreOffice/4.3.3.2$Linux_X86_64 LibreOffice_project/430m0$Build-2</meta:generator>
    <meta:document-statistic meta:table-count="0" meta:image-count="0" meta:object-count="13" meta:page-count="9" meta:paragraph-count="89" meta:word-count="3601" meta:character-count="23569" meta:non-whitespace-character-count="20032"/>
  </office:meta>
</office:document-meta>
</file>

<file path=Object 1/content.xml><?xml version="1.0" encoding="utf-8"?>
<math xmlns="http://www.w3.org/1998/Math/MathML" display="block">
  <semantics>
    <mrow>
      <mi mathvariant="italic">sr</mi>
      <mrow>
        <mrow>
          <mo fence="true" stretchy="false">(</mo>
          <mrow>
            <mrow>
              <mi>a</mi>
              <mi>,</mi>
              <mi>b</mi>
            </mrow>
          </mrow>
          <mo fence="true" stretchy="false">)</mo>
        </mrow>
        <mo stretchy="false">=</mo>
        <mfrac>
          <mrow>
            <mi>log</mi>
            <mrow>
              <mrow>
                <mo fence="true" stretchy="false">(</mo>
                <mrow>
                  <mrow>
                    <mi mathvariant="italic">max</mi>
                    <mrow>
                      <mo fence="true" stretchy="false">(</mo>
                      <mrow>
                        <mrow>
                          <mo fence="true" stretchy="false">|</mo>
                          <mrow>
                            <mi>A</mi>
                          </mrow>
                          <mo fence="true" stretchy="false">|</mo>
                        </mrow>
                      </mrow>
                      <mo fence="true" stretchy="false">)</mo>
                    </mrow>
                    <mi>,</mi>
                    <mrow>
                      <mo fence="true" stretchy="false">|</mo>
                      <mrow>
                        <mi>B</mi>
                      </mrow>
                      <mo fence="true" stretchy="false">|</mo>
                    </mrow>
                  </mrow>
                </mrow>
                <mo fence="true" stretchy="false">)</mo>
              </mrow>
              <mo stretchy="false">−</mo>
              <mi>log</mi>
            </mrow>
            <mrow>
              <mo fence="true" stretchy="false">(</mo>
              <mrow>
                <mrow>
                  <mo fence="true" stretchy="false">|</mo>
                  <mrow>
                    <mrow>
                      <mi>A</mi>
                      <mo stretchy="false">∩</mo>
                      <mi>B</mi>
                    </mrow>
                  </mrow>
                  <mo fence="true" stretchy="false">|</mo>
                </mrow>
              </mrow>
              <mo fence="true" stretchy="false">)</mo>
            </mrow>
          </mrow>
          <mrow>
            <mi>log</mi>
            <mrow>
              <mrow>
                <mo fence="true" stretchy="false">(</mo>
                <mrow>
                  <mrow>
                    <mo fence="true" stretchy="false">|</mo>
                    <mrow>
                      <mi>W</mi>
                    </mrow>
                    <mo fence="true" stretchy="false">|</mo>
                  </mrow>
                </mrow>
                <mo fence="true" stretchy="false">)</mo>
              </mrow>
              <mo stretchy="false">−</mo>
              <mi>log</mi>
            </mrow>
            <mrow>
              <mo fence="true" stretchy="false">(</mo>
              <mrow>
                <mrow>
                  <mi mathvariant="italic">min</mi>
                  <mrow>
                    <mo fence="true" stretchy="false">(</mo>
                    <mrow>
                      <mrow>
                        <mrow>
                          <mo fence="true" stretchy="false">|</mo>
                          <mrow>
                            <mi>A</mi>
                          </mrow>
                          <mo fence="true" stretchy="false">|</mo>
                        </mrow>
                        <mi>,</mi>
                        <mrow>
                          <mo fence="true" stretchy="false">|</mo>
                          <mrow>
                            <mi>B</mi>
                          </mrow>
                          <mo fence="true" stretchy="false">|</mo>
                        </mrow>
                      </mrow>
                    </mrow>
                    <mo fence="true" stretchy="false">)</mo>
                  </mrow>
                </mrow>
              </mrow>
              <mo fence="true" stretchy="false">)</mo>
            </mrow>
          </mrow>
        </mfrac>
      </mrow>
    </mrow>
    <annotation encoding="StarMath 5.0">sr(a,b)= { log(max( lline A rline ), lline B rline) - log( lline A intersection B rline )} over { log( lline W rline ) - log(min( lline A rline, lline B rline )) } </annotation>
  </semantics>
</math>
</file>

<file path=Object 10/content.xml><?xml version="1.0" encoding="utf-8"?>
<math xmlns="http://www.w3.org/1998/Math/MathML" display="block">
  <semantics>
    <mrow>
      <mrow>
        <msub>
          <mi mathvariant="italic">contextquality</mi>
          <msub>
            <mi mathvariant="italic">cs</mi>
            <mi>i</mi>
          </msub>
        </msub>
        <mo stretchy="false">=</mo>
        <mrow>
          <munderover>
            <mo stretchy="false">∑</mo>
            <mrow>
              <mi>i</mi>
              <mo stretchy="false">=</mo>
              <mn>1</mn>
            </mrow>
            <mi>k</mi>
          </munderover>
          <mi mathvariant="italic">relatedness</mi>
        </mrow>
      </mrow>
      <mrow>
        <mo fence="true" stretchy="false">(</mo>
        <mrow>
          <mrow>
            <msub>
              <mi mathvariant="italic">cs</mi>
              <mi>i</mi>
            </msub>
            <mi>,</mi>
            <mi mathvariant="italic">context</mi>
          </mrow>
        </mrow>
        <mo fence="true" stretchy="false">)</mo>
      </mrow>
    </mrow>
    <annotation encoding="StarMath 5.0">contextquality_{cs_{i}}= sum from{i=1} to{k} relatedness( cs_{i},context ) </annotation>
  </semantics>
</math>
</file>

<file path=Object 11/content.xml><?xml version="1.0" encoding="utf-8"?>
<math xmlns="http://www.w3.org/1998/Math/MathML" display="block">
  <semantics>
    <mrow>
      <msub>
        <mi mathvariant="italic">relat</mi>
        <mrow>
          <mo fence="true" stretchy="false">(</mo>
          <mrow>
            <mrow>
              <msub>
                <mi mathvariant="italic">cs</mi>
                <mi>i</mi>
              </msub>
              <mi>,</mi>
              <mi mathvariant="italic">title</mi>
            </mrow>
          </mrow>
          <mo fence="true" stretchy="false">)</mo>
        </mrow>
      </msub>
      <mi>,</mi>
      <mi mathvariant="italic">calculated</mi>
      <mi mathvariant="italic">by</mi>
      <mrow>
        <mo fence="true" stretchy="false">(</mo>
        <mrow>
          <mn>1</mn>
        </mrow>
        <mo fence="true" stretchy="false">)</mo>
      </mrow>
    </mrow>
    <annotation encoding="StarMath 5.0">relat_{ ( cs_{i},title) }, calculated by ( 1 )</annotation>
  </semantics>
</math>
</file>

<file path=Object 12/content.xml><?xml version="1.0" encoding="utf-8"?>
<math xmlns="http://www.w3.org/1998/Math/MathML" display="block">
  <semantics>
    <mrow>
      <msub>
        <mi mathvariant="italic">relat</mi>
        <mrow>
          <mo fence="true" stretchy="false">(</mo>
          <mrow>
            <mrow>
              <msub>
                <mi mathvariant="italic">cs</mi>
                <mi>i</mi>
              </msub>
              <mi>,</mi>
              <mi mathvariant="italic">descrip</mi>
            </mrow>
          </mrow>
          <mo fence="true" stretchy="false">)</mo>
        </mrow>
      </msub>
      <mo stretchy="false">=</mo>
      <mfrac>
        <mrow>
          <mrow>
            <munderover>
              <mo stretchy="false">∑</mo>
              <mrow>
                <mi>r</mi>
                <mo stretchy="false">=</mo>
                <mn>1</mn>
              </mrow>
              <mi>t</mi>
            </munderover>
            <mi mathvariant="italic">relatedness</mi>
          </mrow>
          <mrow>
            <mo fence="true" stretchy="false">(</mo>
            <mrow>
              <mrow>
                <msub>
                  <mi mathvariant="italic">cs</mi>
                  <mi>i</mi>
                </msub>
                <mi>,</mi>
                <msub>
                  <mi mathvariant="italic">phraseNAD</mi>
                  <mi>r</mi>
                </msub>
              </mrow>
            </mrow>
            <mo fence="true" stretchy="false">)</mo>
          </mrow>
        </mrow>
        <mi>r</mi>
      </mfrac>
    </mrow>
    <annotation encoding="StarMath 5.0">relat_{ ( cs_{i},descrip) } ={ sum from{r=1} to{t} relatedness (cs_{i}, phraseNAD_{r})} over { r }</annotation>
  </semantics>
</math>
</file>

<file path=Object 13/content.xml><?xml version="1.0" encoding="utf-8"?>
<math xmlns="http://www.w3.org/1998/Math/MathML" display="block">
  <semantics>
    <mrow>
      <mi mathvariant="italic">average</mi>
      <mrow>
        <mrow>
          <mo fence="true" stretchy="false">(</mo>
          <mrow>
            <msub>
              <mi mathvariant="italic">cs</mi>
              <mi>i</mi>
            </msub>
          </mrow>
          <mo fence="true" stretchy="false">)</mo>
        </mrow>
        <mo stretchy="false">=</mo>
        <mi mathvariant="italic">average</mi>
      </mrow>
      <mi mathvariant="italic">of</mi>
      <mi mathvariant="italic">five</mi>
      <mi mathvariant="italic">features</mi>
      <mi mathvariant="italic">for</mi>
      <msub>
        <mi mathvariant="italic">cs</mi>
        <mi>i</mi>
      </msub>
    </mrow>
    <annotation encoding="StarMath 5.0">average( cs_{i} )=average of five features for cs_{i} </annotation>
  </semantics>
</math>
</file>

<file path=Object 2/content.xml><?xml version="1.0" encoding="utf-8"?>
<math xmlns="http://www.w3.org/1998/Math/MathML" display="block">
  <semantics>
    <mrow>
      <mi mathvariant="italic">MetadataDescrip</mi>
      <mo stretchy="false">=</mo>
      <mrow>
        <mo fence="true" stretchy="false">{</mo>
        <mrow>
          <mrow>
            <mrow>
              <msub>
                <mi mathvariant="italic">linkd</mi>
                <mi>i</mi>
              </msub>
              <mo stretchy="false">∣</mo>
              <msub>
                <mi>d</mi>
                <mi>i</mi>
              </msub>
            </mrow>
            <mi mathvariant="italic">match</mi>
            <mi mathvariant="italic">with</mi>
            <mrow>
              <mi mathvariant="italic">phrase</mi>
              <mo stretchy="false">∈</mo>
              <mi mathvariant="italic">OA</mi>
            </mrow>
            <mi mathvariant="italic">description</mi>
          </mrow>
        </mrow>
        <mo fence="true" stretchy="false">}</mo>
      </mrow>
    </mrow>
    <annotation encoding="StarMath 5.0">MetadataDescrip = lbrace linkd_{i} divides d_{i} match with phrase in OA description rbrace  </annotation>
  </semantics>
</math>
</file>

<file path=Object 3/content.xml><?xml version="1.0" encoding="utf-8"?>
<math xmlns="http://www.w3.org/1998/Math/MathML" display="block">
  <semantics>
    <mrow>
      <mi mathvariant="italic">MetadatTitle</mi>
      <mo stretchy="false">=</mo>
      <mrow>
        <mo fence="true" stretchy="false">{</mo>
        <mrow>
          <mrow>
            <mrow>
              <msub>
                <mi mathvariant="italic">linkd</mi>
                <mi>i</mi>
              </msub>
              <mo stretchy="false">∣</mo>
              <msub>
                <mi>d</mi>
                <mi>i</mi>
              </msub>
            </mrow>
            <mi mathvariant="italic">match</mi>
            <mi mathvariant="italic">with</mi>
            <mrow>
              <mi mathvariant="italic">phrase</mi>
              <mo stretchy="false">∈</mo>
              <mi mathvariant="italic">OA</mi>
            </mrow>
            <mi mathvariant="italic">title</mi>
          </mrow>
        </mrow>
        <mo fence="true" stretchy="false">}</mo>
      </mrow>
    </mrow>
    <annotation encoding="StarMath 5.0">MetadatTitle = lbrace linkd_{i} divides d_{i} match with phrase in OA title rbrace </annotation>
  </semantics>
</math>
</file>

<file path=Object 4/content.xml><?xml version="1.0" encoding="utf-8"?>
<math xmlns="http://www.w3.org/1998/Math/MathML" display="block">
  <semantics>
    <mrow>
      <mi mathvariant="italic">AmbiguousContent</mi>
      <mo stretchy="false">=</mo>
      <mrow>
        <mo fence="true" stretchy="false">{</mo>
        <mrow>
          <mrow>
            <mi mathvariant="italic">link</mi>
            <mrow>
              <msub>
                <mi>A</mi>
                <mi>i</mi>
              </msub>
              <mo stretchy="false">∣</mo>
              <msub>
                <mi>A</mi>
                <mi>i</mi>
              </msub>
            </mrow>
            <mi mathvariant="italic">match</mi>
            <mi mathvariant="italic">with</mi>
            <mi mathvariant="italic">textual</mi>
            <mrow>
              <mi mathvariant="italic">content</mi>
              <mo stretchy="false">∧</mo>
              <msub>
                <mi>A</mi>
                <mi>i</mi>
              </msub>
            </mrow>
            <mi mathvariant="italic">is</mi>
            <mi mathvariant="italic">ambiguous</mi>
            <mi mathvariant="italic">phrase</mi>
          </mrow>
        </mrow>
        <mo fence="true" stretchy="false">}</mo>
      </mrow>
    </mrow>
    <annotation encoding="StarMath 5.0">AmbiguousContent = lbrace link A_{i} divides A_{i} match with textual content &amp; A_{i} is ambiguous phrase rbrace </annotation>
  </semantics>
</math>
</file>

<file path=Object 5/content.xml><?xml version="1.0" encoding="utf-8"?>
<math xmlns="http://www.w3.org/1998/Math/MathML" display="block">
  <semantics>
    <mrow>
      <mi mathvariant="italic">NonAmbiguousContent</mi>
      <mo stretchy="false">=</mo>
      <mrow>
        <mo fence="true" stretchy="false">{</mo>
        <mrow>
          <mrow>
            <mi mathvariant="italic">link</mi>
            <mrow>
              <msub>
                <mi mathvariant="italic">NA</mi>
                <mi>i</mi>
              </msub>
              <mo stretchy="false">∣</mo>
              <msub>
                <mi mathvariant="italic">NA</mi>
                <mi>i</mi>
              </msub>
            </mrow>
            <mi mathvariant="italic">match</mi>
            <mi mathvariant="italic">with</mi>
            <mi mathvariant="italic">textual</mi>
            <mrow>
              <mi mathvariant="italic">content</mi>
              <mo stretchy="false">∧</mo>
              <msub>
                <mi mathvariant="italic">NA</mi>
                <mi>i</mi>
              </msub>
            </mrow>
            <mi mathvariant="italic">is</mi>
            <mi mathvariant="italic">non</mi>
            <mi mathvariant="italic">ambiguous</mi>
            <mi mathvariant="italic">phrase</mi>
          </mrow>
        </mrow>
        <mo fence="true" stretchy="false">}</mo>
      </mrow>
    </mrow>
    <annotation encoding="StarMath 5.0">NonAmbiguousContent = lbrace link NA_{i} divides NA_{i} match with textual content &amp; NA_{i} is non ambiguous phrase rbrace </annotation>
  </semantics>
</math>
</file>

<file path=Object 6/content.xml><?xml version="1.0" encoding="utf-8"?>
<math xmlns="http://www.w3.org/1998/Math/MathML" display="block">
  <semantics>
    <mrow>
      <mi mathvariant="italic">context</mi>
      <mo stretchy="false">=</mo>
      <mrow>
        <mo fence="true" stretchy="false">{</mo>
        <mrow>
          <mrow>
            <mi mathvariant="italic">phrase</mi>
            <msub>
              <mi mathvariant="italic">NA</mi>
              <mn>1</mn>
            </msub>
            <mi>,</mi>
            <mn>...</mn>
            <mi>,</mi>
            <mi mathvariant="italic">phrase</mi>
            <msub>
              <mi mathvariant="italic">NA</mi>
              <mi>m</mi>
            </msub>
          </mrow>
        </mrow>
        <mo fence="true" stretchy="false">}</mo>
      </mrow>
    </mrow>
    <annotation encoding="StarMath 5.0">context = lbrace phrase NA_{1},...,phrase NA_{m} rbrace</annotation>
  </semantics>
</math>
</file>

<file path=Object 7/content.xml><?xml version="1.0" encoding="utf-8"?>
<math xmlns="http://www.w3.org/1998/Math/MathML" display="block">
  <semantics>
    <mrow>
      <mi mathvariant="italic">contextDescrip</mi>
      <mo stretchy="false">=</mo>
      <mrow>
        <mo fence="true" stretchy="false">{</mo>
        <mrow>
          <mrow>
            <mi mathvariant="italic">phrase</mi>
            <msub>
              <mi mathvariant="italic">NAD</mi>
              <mn>1</mn>
            </msub>
            <mi>,</mi>
            <mn>...</mn>
            <mi>,</mi>
            <mi mathvariant="italic">phrase</mi>
            <msub>
              <mi mathvariant="italic">NAD</mi>
              <mi>r</mi>
            </msub>
          </mrow>
        </mrow>
        <mo fence="true" stretchy="false">}</mo>
      </mrow>
    </mrow>
    <annotation encoding="StarMath 5.0">contextDescrip= lbrace phrase NAD_{1},...,phrase NAD_{r} rbrace </annotation>
  </semantics>
</math>
</file>

<file path=Object 8/content.xml><?xml version="1.0" encoding="utf-8"?>
<math xmlns="http://www.w3.org/1998/Math/MathML" display="block">
  <semantics>
    <mrow>
      <mi mathvariant="italic">priorProbability</mi>
      <mrow>
        <mrow>
          <mo fence="true" stretchy="false">(</mo>
          <mrow>
            <msub>
              <mi mathvariant="italic">cs</mi>
              <mi>i</mi>
            </msub>
          </mrow>
          <mo fence="true" stretchy="false">)</mo>
        </mrow>
        <mo stretchy="false">=</mo>
        <mfrac>
          <mrow>
            <mi mathvariant="italic">no</mi>
            <mi>.</mi>
            <mi mathvariant="italic">articles</mi>
            <mi mathvariant="italic">that</mi>
            <mi mathvariant="italic">use</mi>
            <msub>
              <mi mathvariant="italic">cs</mi>
              <mi>i</mi>
            </msub>
            <mi mathvariant="italic">as</mi>
            <mi mathvariant="italic">anchor</mi>
          </mrow>
          <mrow>
            <mrow>
              <mo stretchy="false">∑</mo>
              <mi mathvariant="italic">no</mi>
            </mrow>
            <mi>.</mi>
            <mi mathvariant="italic">articles</mi>
            <mi mathvariant="italic">that</mi>
            <mi mathvariant="italic">contains</mi>
            <msub>
              <mi mathvariant="italic">cs</mi>
              <mi>i</mi>
            </msub>
          </mrow>
        </mfrac>
      </mrow>
    </mrow>
    <annotation encoding="StarMath 5.0">priorProbability (cs_{i}) = {no.articles that use cs_{i} as anchor} over { sum no.articles that contains cs_{i}}</annotation>
  </semantics>
</math>
</file>

<file path=Object 9/content.xml><?xml version="1.0" encoding="utf-8"?>
<math xmlns="http://www.w3.org/1998/Math/MathML" display="block">
  <semantics>
    <mrow>
      <msub>
        <mi mathvariant="italic">relat</mi>
        <mrow>
          <mo fence="true" stretchy="false">(</mo>
          <mrow>
            <mrow>
              <msub>
                <mi mathvariant="italic">cs</mi>
                <mi>i</mi>
              </msub>
              <mi>,</mi>
              <mi mathvariant="italic">context</mi>
            </mrow>
          </mrow>
          <mo fence="true" stretchy="false">)</mo>
        </mrow>
      </msub>
      <mo stretchy="false">=</mo>
      <mfrac>
        <mrow>
          <mrow>
            <munderover>
              <mo stretchy="false">∑</mo>
              <mrow>
                <mi>i</mi>
                <mo stretchy="false">=</mo>
                <mn>1</mn>
              </mrow>
              <mi>m</mi>
            </munderover>
            <mi mathvariant="italic">relatedness</mi>
          </mrow>
          <mrow>
            <mo fence="true" stretchy="false">(</mo>
            <mrow>
              <mrow>
                <msub>
                  <mi mathvariant="italic">cs</mi>
                  <mi>i</mi>
                </msub>
                <mi>,</mi>
                <msub>
                  <mi mathvariant="italic">phraseNA</mi>
                  <mi>j</mi>
                </msub>
              </mrow>
            </mrow>
            <mo fence="true" stretchy="false">)</mo>
          </mrow>
        </mrow>
        <mi>m</mi>
      </mfrac>
    </mrow>
    <annotation encoding="StarMath 5.0">relat_{ ( cs_{i},context) } ={ sum from{i=1} to{m} relatedness (cs_{i}, phraseNA_{j})} over { m }</annotation>
  </semantics>
</math>
</file>